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P11" style:parent-style-name="Обычный" style:family="paragraph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text-properties fo:language="en" fo:country="US"/>
    </style:style>
    <style:style style:name="P28" style:parent-style-name="Обычный" style:family="paragraph">
      <style:text-properties fo:language="en" fo:country="US"/>
    </style:style>
    <style:style style:name="P29" style:parent-style-name="Обычный" style:family="paragraph">
      <style:text-properties fo:language="en" fo:country="US"/>
    </style:style>
    <style:style style:name="P30" style:parent-style-name="Обычный" style:family="paragraph">
      <style:text-properties fo:language="en" fo:country="US"/>
    </style:style>
    <style:style style:name="P31" style:parent-style-name="Обычный" style:family="paragraph">
      <style:text-properties fo:language="en" fo:country="US"/>
    </style:style>
    <style:style style:name="P32" style:parent-style-name="Обычный" style:family="paragraph">
      <style:text-properties fo:language="en" fo:country="US"/>
    </style:style>
    <style:style style:name="P33" style:parent-style-name="Обычный" style:family="paragraph">
      <style:text-properties fo:language="en" fo:country="US"/>
    </style:style>
    <style:style style:name="P34" style:parent-style-name="Обычный" style:family="paragraph">
      <style:text-properties fo:language="en" fo:country="US"/>
    </style:style>
    <style:style style:name="P35" style:parent-style-name="Обычный" style:family="paragraph">
      <style:text-properties fo:language="en" fo:country="US"/>
    </style:style>
    <style:style style:name="P36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    &lt;style&gt;</text:p>
      <text:p text:style-name="P2">        body {</text:p>
      <text:p text:style-name="P3">    font-size: 24px;</text:p>
      <text:p text:style-name="P4">}</text:p>
      <text:p text:style-name="P5">.green {</text:p>
      <text:p text:style-name="P6">    color: green;</text:p>
      <text:p text:style-name="P7">}</text:p>
      <text:p text:style-name="P8">.red {</text:p>
      <text:p text:style-name="P9">    color: red;</text:p>
      <text:p text:style-name="P10">}</text:p>
      <text:p text:style-name="P11">.blue {</text:p>
      <text:p text:style-name="P12">    color: blue;</text:p>
      <text:p text:style-name="P13">}</text:p>
      <text:p text:style-name="P14">li.green {</text:p>
      <text:p text:style-name="P15">    color: green;</text:p>
      <text:p text:style-name="P16">}</text:p>
      <text:p text:style-name="P17">li.red {</text:p>
      <text:p text:style-name="P18">    color: red;</text:p>
      <text:p text:style-name="P19">}</text:p>
      <text:p text:style-name="P20">li.blue {</text:p>
      <text:p text:style-name="P21">    color: blue;</text:p>
      <text:p text:style-name="P22">}</text:p>
      <text:p text:style-name="P23">ul ol li.red {</text:p>
      <text:p text:style-name="P24">    color: red;</text:p>
      <text:p text:style-name="P25">}</text:p>
      <text:p text:style-name="P26">ul ol li.green {</text:p>
      <text:p text:style-name="P27">    color: green;</text:p>
      <text:p text:style-name="P28">}</text:p>
      <text:p text:style-name="P29">ul ol li.blue {</text:p>
      <text:p text:style-name="P30">    color: blue;</text:p>
      <text:p text:style-name="P31">}</text:p>
      <text:p text:style-name="P32">p.italic {</text:p>
      <text:p text:style-name="P33">    font-style: italic;</text:p>
      <text:p text:style-name="P34">}</text:p>
      <text:p text:style-name="P35">p.bold {</text:p>
      <text:p text:style-name="P36">    font-weight: bold;</text:p>
      <text:p text:style-name="Обычный">}</text:p>
      <text:p text:style-name="Обычный">    &lt;/style&gt;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ov.brazil@gmail.com</meta:initial-creator>
    <dc:creator>usov.brazil@gmail.com</dc:creator>
    <meta:creation-date>2025-01-08T16:31:00Z</meta:creation-date>
    <dc:date>2025-01-08T16:47:00Z</dc:date>
    <meta:template xlink:href="Normal" xlink:type="simple"/>
    <meta:editing-cycles>3</meta:editing-cycles>
    <meta:editing-duration>PT960S</meta:editing-duration>
    <meta:document-statistic meta:page-count="1" meta:paragraph-count="1" meta:word-count="60" meta:character-count="407" meta:row-count="2" meta:non-whitespace-character-count="348"/>
  </office:meta>
</office:document-meta>
</file>